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Schoolbook L" fo:font-size="12pt" officeooo:rsid="000905e1" officeooo:paragraph-rsid="000905e1" style:font-size-asian="12pt" style:font-size-complex="12pt"/>
    </style:style>
    <style:style style:name="P2" style:family="paragraph" style:parent-style-name="Standard">
      <style:text-properties style:font-name="Century Schoolbook L" fo:font-size="12pt" officeooo:paragraph-rsid="000905e1" style:font-size-asian="12pt" style:font-size-complex="12pt"/>
    </style:style>
    <style:style style:name="P3" style:family="paragraph" style:parent-style-name="Standard">
      <style:text-properties style:font-name="Century Schoolbook L" fo:font-size="12pt" fo:font-weight="bold" officeooo:rsid="000905e1" officeooo:paragraph-rsid="000905e1" style:font-size-asian="12pt" style:font-weight-asian="bold" style:font-size-complex="12pt" style:font-weight-complex="bold"/>
    </style:style>
    <style:style style:name="P4" style:family="paragraph" style:parent-style-name="Standard">
      <style:text-properties style:font-name="Century Schoolbook L" fo:font-size="12pt" fo:font-weight="bold" officeooo:rsid="000acfee" officeooo:paragraph-rsid="000acfee" style:font-size-asian="12pt" style:font-weight-asian="bold" style:font-size-complex="12pt" style:font-weight-complex="bold"/>
    </style:style>
    <style:style style:name="P5" style:family="paragraph" style:parent-style-name="Standard" style:list-style-name="L2">
      <style:text-properties style:font-name="Century Schoolbook L" fo:font-size="12pt" fo:font-weight="bold" officeooo:rsid="000d5c3c" officeooo:paragraph-rsid="000d5c3c" style:font-size-asian="12pt" style:font-weight-asian="bold" style:font-size-complex="12pt" style:font-weight-complex="bold"/>
    </style:style>
    <style:style style:name="P6" style:family="paragraph" style:parent-style-name="Standard" style:list-style-name="L2">
      <style:text-properties style:font-name="Century Schoolbook L" fo:font-size="12pt" fo:font-weight="bold" officeooo:rsid="000d5c3c" officeooo:paragraph-rsid="000e1ff2" style:font-size-asian="12pt" style:font-weight-asian="bold" style:font-size-complex="12pt" style:font-weight-complex="bold"/>
    </style:style>
    <style:style style:name="P7" style:family="paragraph" style:parent-style-name="Standard" style:list-style-name="L2">
      <style:text-properties style:font-name="Century Schoolbook L" fo:font-size="12pt" fo:font-weight="bold" officeooo:rsid="000e1ff2" officeooo:paragraph-rsid="000e1ff2" style:font-size-asian="12pt" style:font-weight-asian="bold" style:font-size-complex="12pt" style:font-weight-complex="bold"/>
    </style:style>
    <style:style style:name="P8" style:family="paragraph" style:parent-style-name="Standard">
      <style:text-properties style:font-name="Century Schoolbook L" fo:font-size="12pt" fo:font-weight="bold" officeooo:paragraph-rsid="000cb514"/>
    </style:style>
    <style:style style:name="P9" style:family="paragraph" style:parent-style-name="Standard">
      <style:text-properties style:font-name="Century Schoolbook L" fo:font-size="12pt" fo:font-weight="bold" officeooo:rsid="000d5c3c" officeooo:paragraph-rsid="000d5c3c" style:font-weight-asian="bold" style:font-weight-complex="bold"/>
    </style:style>
    <style:style style:name="P10" style:family="paragraph" style:parent-style-name="Standard" style:list-style-name="L2">
      <style:text-properties officeooo:paragraph-rsid="000e1ff2"/>
    </style:style>
    <style:style style:name="T1" style:family="text">
      <style:text-properties fo:font-weight="normal" style:font-weight-asian="normal" style:font-weight-complex="normal"/>
    </style:style>
    <style:style style:name="T2" style:family="text">
      <style:text-properties fo:font-weight="normal" officeooo:rsid="000cb514" style:font-size-asian="12pt" style:font-weight-asian="normal" style:font-size-complex="12pt" style:font-weight-complex="normal"/>
    </style:style>
    <style:style style:name="T3" style:family="text">
      <style:text-properties fo:font-weight="normal" officeooo:rsid="000d5c3c" style:font-size-asian="12pt" style:font-weight-asian="normal" style:font-size-complex="12pt" style:font-weight-complex="normal"/>
    </style:style>
    <style:style style:name="T4" style:family="text">
      <style:text-properties fo:font-variant="normal" fo:text-transform="none" fo:color="#252525" style:font-name="sans-serif" fo:font-size="10.5pt" fo:letter-spacing="normal" fo:font-style="normal" fo:font-weight="normal"/>
    </style:style>
    <style:style style:name="T5" style:family="text">
      <style:text-properties fo:font-variant="normal" fo:text-transform="none" fo:color="#252525" fo:letter-spacing="normal"/>
    </style:style>
    <style:style style:name="T6" style:family="text">
      <style:text-properties fo:font-variant="normal" fo:text-transform="none" fo:color="#252525" fo:letter-spacing="normal" fo:font-style="normal"/>
    </style:style>
    <style:style style:name="T7" style:family="text">
      <style:text-properties fo:font-variant="normal" fo:text-transform="none" fo:color="#252525" fo:letter-spacing="normal" fo:font-style="normal" fo:font-weight="normal"/>
    </style:style>
    <style:style style:name="T8" style:family="text">
      <style:text-properties fo:font-variant="normal" fo:text-transform="none" fo:color="#252525" fo:letter-spacing="normal" fo:font-style="normal" fo:font-weight="normal" officeooo:rsid="000905e1"/>
    </style:style>
    <style:style style:name="T9" style:family="text">
      <style:text-properties fo:font-variant="normal" fo:text-transform="none" fo:color="#252525" fo:letter-spacing="normal" fo:font-style="normal" fo:font-weight="normal" style:font-size-asian="12pt" style:font-size-complex="12pt"/>
    </style:style>
    <style:style style:name="T10" style:family="text">
      <style:text-properties fo:font-variant="normal" fo:text-transform="none" fo:color="#252525" fo:letter-spacing="normal" fo:font-style="normal" fo:font-weight="normal" officeooo:rsid="000d5c3c" style:font-size-asian="12pt" style:font-size-complex="12pt"/>
    </style:style>
    <style:style style:name="T11" style:family="text">
      <style:text-properties fo:font-variant="normal" fo:text-transform="none" fo:color="#252525" fo:letter-spacing="normal" fo:font-style="normal" fo:font-weight="normal" officeooo:rsid="000e1ff2"/>
    </style:style>
    <style:style style:name="T12" style:family="text">
      <style:text-properties fo:font-variant="normal" fo:text-transform="none" fo:color="#252525" fo:letter-spacing="normal" fo:font-style="normal" fo:font-weight="normal" style:font-weight-asian="normal" style:font-weight-complex="normal"/>
    </style:style>
    <style:style style:name="T13" style:family="text">
      <style:text-properties fo:font-variant="normal" fo:text-transform="none" fo:color="#252525" fo:letter-spacing="normal" fo:font-style="normal" style:font-size-asian="12pt" style:font-size-complex="12pt"/>
    </style:style>
    <style:style style:name="T14" style:family="text">
      <style:text-properties fo:font-variant="normal" fo:text-transform="none" fo:color="#252525" style:font-name="Century Schoolbook L" fo:font-size="12pt" fo:letter-spacing="normal" fo:font-style="normal" fo:font-weight="normal" officeooo:rsid="000e1ff2" style:font-size-asian="12pt" style:font-weight-asian="normal" style:font-size-complex="12pt" style:font-weight-complex="normal"/>
    </style:style>
    <style:style style:name="T15" style:family="text">
      <style:text-properties fo:font-variant="normal" fo:text-transform="none" fo:color="#252525" style:font-name="Century Schoolbook L" fo:font-size="12pt" fo:letter-spacing="normal" fo:font-style="normal" fo:font-weight="normal" style:font-size-asian="12pt" style:font-size-complex="12pt"/>
    </style:style>
    <style:style style:name="T16" style:family="text">
      <style:text-properties fo:font-variant="normal" fo:text-transform="none" fo:color="#252525" style:font-name="Century Schoolbook L" fo:font-size="10.5pt" fo:letter-spacing="normal" fo:font-style="normal" fo:font-weight="normal"/>
    </style:style>
    <style:style style:name="T17" style:family="text">
      <style:text-properties fo:font-variant="normal" fo:text-transform="none" fo:color="#0b0080" style:text-line-through-style="none" style:text-line-through-type="none" fo:letter-spacing="normal" fo:font-style="normal" style:text-underline-style="none" fo:font-weight="normal" officeooo:rsid="000905e1" style:text-blinking="false"/>
    </style:style>
    <style:style style:name="T18" style:family="text">
      <style:text-properties fo:font-weight="bold" officeooo:rsid="000905e1" style:font-weight-asian="bold" style:font-weight-complex="bold"/>
    </style:style>
    <style:style style:name="T19" style:family="text">
      <style:text-properties officeooo:rsid="000cb514" style:font-size-asian="12pt" style:font-weight-asian="bold"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rael ict project failure</text:p>
      <text:p text:style-name="P3">INTRODUCTION</text:p>
      <text:p text:style-name="P2"><text:span text:style-name="T18">BetterPlace </text:span><text:span text:style-name="T7">was a </text:span><text:span text:style-name="T8">venture-backed </text:span><text:span text:style-name="T7">international company that developed and sold battery-charging an</text:span><text:span text:style-name="T8">d battery-switching </text:span><text:span text:style-name="T7">services fo</text:span><text:span text:style-name="T8">r electric cars</text:span><text:span text:style-name="T7"> It was formally based i</text:span><text:span text:style-name="T8">n palo alto,California</text:span><text:span text:style-name="T17">,</text:span><text:span text:style-name="T7">but the bulk of its planning and operations were steered from </text:span><text:span text:style-name="T8">Israel </text:span><text:span text:style-name="T7">where both its founde</text:span><text:span text:style-name="T8">r Shai Agassi </text:span><text:span text:style-name="T7">and its chief investors resided.</text:span></text:p>
      <text:p text:style-name="P2"/>
      <text:p text:style-name="P2"><text:span text:style-name="T7">The company was publicly launched on October 29, 2007, as Project Better Place, b</text:span><text:span text:style-name="T8">y Shai Agassi</text:span><text:span text:style-name="T7"> the company's founder and CEO at the time.As of January 2011 it had raised $700 million, and about a third was spent in setting up th</text:span><text:span text:style-name="T8">e battery switch stations.</text:span><text:span text:style-name="T7"> Also, several countries and states had offere</text:span><text:span text:style-name="T8">d tax breaks</text:span></text:p>
      <text:p text:style-name="P2"/>
      <text:p text:style-name="P2"><text:span text:style-name="T7">on 26 May 2013, Better Place filed for bankruptcy in Israel.Following the decision of the Board of Directors of the global company, Better Place Danmark A/S also decided to initiate bankruptcy proceedings on the same date.</text:span></text:p>
      <text:p text:style-name="P2"/>
      <text:p text:style-name="P4">STAKEHOLDERS</text:p>
      <text:p text:style-name="P4">Renault Fluence Z.E <text:span text:style-name="T1">were the first customers, they were to provide the electric cars then BetterPlace</text:span> <text:span text:style-name="T1">provides enable the battery switching on them.</text:span></text:p>
      <text:p text:style-name="P8"><text:span text:style-name="T19">Israel </text:span><text:span text:style-name="T2">was the first </text:span><text:span text:style-name="T3">nation in the world</text:span><text:span text:style-name="T2"> to partner with betterplace </text:span><text:span text:style-name="T3">to build </text:span><text:span text:style-name="T2"><text:s/></text:span><text:span text:style-name="T3">electric car infrastructure.</text:span><text:span text:style-name="T9">Electric cars aren't allowed by law to directly plug into ordinary Israeli electrical outlets. BetterPlace charging stations were to have </text:span><text:span text:style-name="T10">smart grid </text:span><text:span text:style-name="T9">interactivity that automatically time shifted the charging process away from peak electrical demand hours.</text:span></text:p>
      <text:p text:style-name="P8"/>
      <text:p text:style-name="P9"><text:span text:style-name="T13">REASONS FOR FAILURE</text:span></text:p>
      <text:list xml:id="list202591940928139901" text:style-name="L2">
        <text:list-item>
          <text:p text:style-name="P6"><text:span text:style-name="T6">Bankruptcy</text:span></text:p>
          <text:p text:style-name="P6"><text:span text:style-name="T11">O</text:span><text:span text:style-name="T7">n 26 May 2013, Better Place filed for bankruptcy in Israel.</text:span></text:p>
          <text:p text:style-name="P5"><text:span text:style-name="T7">The company's financial difficulties were caused by the high investment required to develop the charging and swapping infrastructure, aboutUS$850</text:span><text:span text:style-name="T5"> </text:span><text:span text:style-name="T7">million in private capital, and market penetration significantly lower than originally predicted by Shai Agassi, who expected 100,000 cars on Israeli roads by 2010. Less than 1,000 Fluence Z.E. cars were deployed in Israel and around 400 cars in Denmark.Under Better Place's business model, the company owned the Fluence Z.E. batteries, so the court liquidator would have to decide what to do with customers who do not have ownership of the battery and risk being left with a useless car.</text:span></text:p>
        </text:list-item>
        <text:list-item>
          <text:p text:style-name="P7"><text:span text:style-name="T6">BetterPlace </text:span><text:span text:style-name="T12">was put in the market from july 2013, there were several unsuccesfull attempts to acquire it like from sunrise group,success assets ltd.</text:span></text:p>
          <text:p text:style-name="P10"><text:span text:style-name="T14">Later on in November </text:span><text:span text:style-name="T5"> </text:span><text:span text:style-name="T15">2013 the court-appointed receivers decided to sell the remaining assets of Better Place in parts and liquidate the business</text:span></text:p>
          <text:p text:style-name="P5"><text:span text:style-name="T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18:26:49.182341594</meta:creation-date>
    <meta:generator>LibreOffice/4.2.8.2$Linux_X86_64 LibreOffice_project/420m0$Build-2</meta:generator>
    <dc:date>2016-07-07T21:07:01.583409513</dc:date>
    <meta:editing-duration>PT2H6M34S</meta:editing-duration>
    <meta:editing-cycles>2</meta:editing-cycles>
    <meta:document-statistic meta:table-count="0" meta:image-count="0" meta:object-count="0" meta:page-count="1" meta:paragraph-count="15" meta:word-count="383" meta:character-count="2443" meta:non-whitespace-character-count="2078"/>
  </office:meta>
</office:document-meta>
</file>